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color="#4b4b4b"/>
    </style:style>
    <style:style style:name="P2" style:family="paragraph" style:parent-style-name="Standard">
      <style:paragraph-properties fo:margin-left="0in" fo:margin-right="0in" fo:text-indent="0in" style:auto-text-indent="false"/>
    </style:style>
    <style:style style:name="P3" style:family="paragraph" style:parent-style-name="Standard">
      <style:paragraph-properties fo:margin-left="0.5in" fo:margin-right="0in" fo:text-indent="0.5in" style:auto-text-indent="false"/>
    </style:style>
    <style:style style:name="P4" style:family="paragraph" style:parent-style-name="Standard">
      <style:paragraph-properties fo:margin-left="1in" fo:margin-right="0in" fo:text-indent="0.5in" style:auto-text-indent="false"/>
    </style:style>
    <style:style style:name="P5" style:family="paragraph" style:parent-style-name="Standard">
      <style:paragraph-properties fo:margin-left="1in" fo:margin-right="0in" fo:text-indent="0.5in" style:auto-text-indent="false"/>
      <style:text-properties fo:font-size="14pt" style:font-size-asian="14pt" style:font-size-complex="14pt"/>
    </style:style>
    <style:style style:name="P6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fo:color="#1155cc" fo:font-size="14pt" style:text-underline-style="solid" style:text-underline-width="auto" style:text-underline-color="font-color" style:font-size-asian="14pt" style:font-size-complex="14pt"/>
    </style:style>
    <style:style style:name="T4" style:family="text">
      <style:text-properties fo:color="#4b4b4b"/>
    </style:style>
    <style:style style:name="T5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xpert SEO: savoir utiliser/optimiser des search engine optimization(par exemple: <text:s/>Google, Bing…) </text:p>
      <text:p text:style-name="Standard">Community Manager: Communication(format, réseau sociaux,newsletter,événement) </text:p>
      <text:p text:style-name="Standard"/>
      <text:p text:style-name="Standard">Testeur: Une bonne vision exhaustive, des cas d’utilisations (codes, fonctionnalités)</text:p>
      <text:p text:style-name="Standard">QA Manager: Comprendre le métier, méthodes organisationnelles, process et audit. </text:p>
      <text:p text:style-name="Standard"/>
      <text:p text:style-name="Standard">Chef de projet: Bonne organisation et management, bonne vue globale du projet et des process de développement. </text:p>
      <text:p text:style-name="Standard"/>
      <text:p text:style-name="Standard">Product owner: Définir et améliorer des fonctionnalités de produits </text:p>
      <text:p text:style-name="Standard"/>
      <text:p text:style-name="Standard">UI Designer: Cohérence entre interfaces, avoir aspect d’esthétique, créativité, savoir intégrer les besoins de clients.</text:p>
      <text:p text:style-name="Standard"/>
      <text:p text:style-name="Standard">Graphiste: Créative, savoir faire des maquettes, des logos, choisir des images correctes. </text:p>
      <text:p text:style-name="Standard"/>
      <text:p text:style-name="Standard">Data Analyst: Collect, analyse, nettoyage des données, faire des inférences ou conclusion. </text:p>
      <text:p text:style-name="Standard"/>
      <text:p text:style-name="Standard">Rédacteur Web: Rédiger des contenus (articles de presse, annonces, comparatifs…)</text:p>
      <text:p text:style-name="Standard"/>
      <text:p text:style-name="Standard">Scrum Master: Respecter méthodologie Scrum, mener à bien la mission développement.</text:p>
      <text:p text:style-name="Standard"/>
      <text:p text:style-name="Standard">Lead tech/Dev: Avoir bonne connaissance des technologies.</text:p>
      <text:p text:style-name="Standard"/>
      <text:p text:style-name="Standard"/>
      <text:p text:style-name="Standard"><text:span text:style-name="T1">10 fonctionnalité front-end:</text:span></text:p>
      <text:p text:style-name="Standard">navbar, bouton, lien, bannière,scroll, layout, footer, afficher des alerts,dynamiser la page, tool tips, afficher vidéo, annonces…</text:p>
      <text:p text:style-name="Standard"><text:soft-page-break/></text:p>
      <text:p text:style-name="Standard"><text:span text:style-name="T1">10 fonctionnalité back-end:</text:span></text:p>
      <text:p text:style-name="Standard">authentification des utilisateurs, reset de mot de passe, authentification par tiers,</text:p>
      <text:p text:style-name="Standard">modification et mémoriser des paramètres, ajouter des amis, historique forum, historique blog, déterminer si le jeu continuer, choisis le type de joueur, panier</text:p>
      <text:p text:style-name="Standard"/>
      <text:p text:style-name="Standard"/>
      <text:p text:style-name="Standard"><text:span text:style-name="T1">10 personnes pour développer chess.com:</text:span></text:p>
      <text:p text:style-name="Standard">chef de projet <text:s text:c="4"/><text:a xlink:type="simple" xlink:href="https://www.malt.fr/profile/maximemario?q=chef+de+projet&amp;sourceComponent=home_unlogged&amp;exp=EXPERT&amp;exp=EXPERT_PLUS&amp;searchid=65c20393f6c3506813018f25" text:style-name="ListLabel_20_1" text:visited-style-name="ListLabel_20_1"><text:span text:style-name="T2">Maxime Mario </text:span></text:a><text:span text:style-name="T4"><text:s text:c="47"/></text:span></text:p>
      <text:p text:style-name="Standard"><text:span text:style-name="T4"><text:s text:c="25"/>Chef de projet digital | Consultant AMOA</text:span></text:p>
      <text:p text:style-name="P2">Product Owner <text:s text:c="2"/><text:a xlink:type="simple" xlink:href="https://www.malt.fr/profile/stephanefischer?q=product+owner+&amp;as=t&amp;location=Bordeaux,+France&amp;city=Bordeaux&amp;administrativeAreaLevel2=Gironde&amp;administrativeAreaLevel1=Nouvelle-Aquitaine&amp;administrativeAreaLevel1Code=Nouvelle-Aquitaine&amp;country=France&amp;countryCode=FR&amp;lat=44.842411&amp;lon=-0.570437&amp;sourceComponent=home_unlogged&amp;searchid=65c20466f6c3506813024f54" text:style-name="ListLabel_20_1" text:visited-style-name="ListLabel_20_1"><text:span text:style-name="T2">Stéphane Fischer</text:span></text:a></text:p>
      <text:p text:style-name="P3"><text:span text:style-name="T4">Product Owner, Scrum Master</text:span></text:p>
      <text:p text:style-name="P1"/>
      <text:p text:style-name="P1"/>
      <text:p text:style-name="Standard">lead Tech <text:s/><text:a xlink:type="simple" xlink:href="https://www.malt.fr/profile/jeanjacquesetcheverry?formattedAddress=Bordeaux,+France&amp;city=Bordeaux&amp;administrativeAreaLevel2=Gironde&amp;administrativeAreaLevel1=Nouvelle-Aquitaine&amp;administrativeAreaLevel1Code=Nouvelle-Aquitaine&amp;country=France&amp;countryCode=FR&amp;lat=44.842411&amp;lon=-0.570437&amp;q=java+spring&amp;location=Bordeaux,+France&amp;sourceComponent=navbar_search&amp;exp=EXPERT&amp;exp=EXPERT_PLUS&amp;priceFilter=480,760&amp;searchid=65c2081b13afd03bba1a67d3" text:style-name="ListLabel_20_1" text:visited-style-name="ListLabel_20_1"><text:span text:style-name="T2">Jean-Jacques Etcheverry</text:span></text:a> </text:p>
      <text:p text:style-name="Standard"><text:tab/><text:tab/>java spring JEE</text:p>
      <text:p text:style-name="Standard"/>
      <text:p text:style-name="Standard"/>
      <text:p text:style-name="Standard">Testeur <text:s text:c="7"/><text:a xlink:type="simple" xlink:href="https://www.malt.fr/profile/stephanecolson?q=testeur&amp;sourceComponent=navbar_search&amp;location=bordeaux&amp;priceFilter=120,810&amp;exp=&amp;searchid=65c20763dc4cb720df91a8ce" text:style-name="ListLabel_20_1" text:visited-style-name="ListLabel_20_1"><text:span text:style-name="T2">Stéphane Colson</text:span></text:a></text:p>
      <text:p text:style-name="Standard">UI designer <text:s text:c="7"/><text:a xlink:type="simple" xlink:href="https://www.malt.fr/profile/mayynez?administrativeAreaLevel1=Nouvelle-Aquitaine&amp;administrativeAreaLevel1Code=Nouvelle-Aquitaine&amp;administrativeAreaLevel2=Gironde&amp;city=Bordeaux&amp;country=France&amp;countryCode=FR&amp;lat=44.842411&amp;lon=-0.570437&amp;q=UI+designer&amp;location=Bordeaux,+France&amp;sourceComponent=navbar_search_expanded&amp;priceFilter=250,1210&amp;exp=&amp;searchid=65c2058cdc4cb720df8fe7d9" text:style-name="ListLabel_20_1" text:visited-style-name="ListLabel_20_1"><text:span text:style-name="T2">Antoine Minez</text:span></text:a></text:p>
      <text:p text:style-name="Standard"/>
      <text:p text:style-name="Standard">développeur x 4 </text:p>
      <text:p text:style-name="P4"><text:span text:style-name="T4">javascript react: </text:span><text:a xlink:type="simple" xlink:href="https://www.malt.fr/profile/anthonytarlao?q=javascript+react&amp;sourceComponent=navbar_search&amp;exp=EXPERT&amp;exp=EXPERT_PLUS&amp;location=bordeauxs&amp;priceFilter=300,910&amp;searchid=65c2070d13afd03bba196132" text:style-name="ListLabel_20_1" text:visited-style-name="ListLabel_20_1"><text:span text:style-name="T2">Anthony Tarlao</text:span></text:a></text:p>
      <text:p text:style-name="P4">java <text:a xlink:type="simple" xlink:href="https://www.malt.fr/profile/alaintomasian1?formattedAddress=Bordeaux,+France&amp;city=Bordeaux&amp;administrativeAreaLevel2=Gironde&amp;administrativeAreaLevel1=Nouvelle-Aquitaine&amp;administrativeAreaLevel1Code=Nouvelle-Aquitaine&amp;country=France&amp;countryCode=FR&amp;lat=44.842411&amp;lon=-0.570437&amp;q=java+JEE&amp;location=Bordeaux,+France&amp;sourceComponent=navbar_search&amp;exp=EXPERT&amp;exp=EXPERT_PLUS&amp;priceFilter=250,1120&amp;searchid=65c208b413afd03bba1ad6fc" text:style-name="ListLabel_20_1" text:visited-style-name="ListLabel_20_1"><text:span text:style-name="T2">Alain Tomasian </text:span></text:a></text:p>
      <text:p text:style-name="P4">java <text:a xlink:type="simple" xlink:href="https://www.malt.fr/profile/jeanmichellagrange?formattedAddress=Bordeaux,+France&amp;city=Bordeaux&amp;administrativeAreaLevel2=Gironde&amp;administrativeAreaLevel1=Nouvelle-Aquitaine&amp;administrativeAreaLevel1Code=Nouvelle-Aquitaine&amp;country=France&amp;countryCode=FR&amp;lat=44.842411&amp;lon=-0.570437&amp;q=java+JEE&amp;location=Bordeaux,+France&amp;sourceComponent=navbar_search&amp;exp=EXPERT&amp;exp=EXPERT_PLUS&amp;priceFilter=250,1120&amp;searchid=65c208b413afd03bba1ad6fc" text:style-name="ListLabel_20_1" text:visited-style-name="ListLabel_20_1"><text:span text:style-name="T2">Jean-Michel Lagrange</text:span></text:a></text:p>
      <text:p text:style-name="P4"><text:span text:style-name="T4">java <text:s/></text:span><text:a xlink:type="simple" xlink:href="https://www.malt.fr/profile/julianschoemaker?formattedAddress=Bordeaux,+France&amp;city=Bordeaux&amp;administrativeAreaLevel2=Gironde&amp;administrativeAreaLevel1=Nouvelle-Aquitaine&amp;administrativeAreaLevel1Code=Nouvelle-Aquitaine&amp;country=France&amp;countryCode=FR&amp;lat=44.842411&amp;lon=-0.570437&amp;q=java+fullstack&amp;location=Bordeaux,+France&amp;sourceComponent=navbar_search&amp;exp=EXPERT&amp;exp=EXPERT_PLUS&amp;priceFilter=400,860&amp;searchid=65c209e013afd03bba1b99b1&amp;useLocationInfo=false" text:style-name="ListLabel_20_1" text:visited-style-name="ListLabel_20_1"><text:span text:style-name="T2">Julian S.</text:span></text:a></text:p>
      <text:p text:style-name="P5"/>
      <text:p text:style-name="Standard"><text:soft-page-break/><text:span text:style-name="T5">dévOps <text:s text:c="5"/></text:span><text:a xlink:type="simple" xlink:href="https://www.malt.fr/profile/clairebellivier?administrativeAreaLevel1=Nouvelle-Aquitaine&amp;administrativeAreaLevel1Code=Nouvelle-Aquitaine&amp;administrativeAreaLevel2=Gironde&amp;city=Bordeaux&amp;country=France&amp;countryCode=FR&amp;lat=44.842411&amp;lon=-0.570437&amp;q=Devops&amp;location=Bordeaux,+France&amp;sourceComponent=navbar_search_expanded&amp;priceFilter=120,1510&amp;exp=&amp;searchid=65c20de0dc4cb720df97c26f" text:style-name="ListLabel_20_2" text:visited-style-name="ListLabel_20_2"><text:span text:style-name="T3">Claire Bellivier</text:span></text:a></text:p>
      <text:p text:style-name="Standard"/>
      <text:p text:style-name="Standard"/>
      <text:p text:style-name="Standard">scrum master <text:s text:c="5"/><text:a xlink:type="simple" xlink:href="https://www.malt.fr/profile/stephanefischer?q=scrum+master&amp;as=t&amp;location=Bordeaux,+France&amp;city=Bordeaux&amp;administrativeAreaLevel2=Gironde&amp;administrativeAreaLevel1=Nouvelle-Aquitaine&amp;administrativeAreaLevel1Code=Nouvelle-Aquitaine&amp;country=France&amp;countryCode=FR&amp;lat=44.842411&amp;lon=-0.570437&amp;sourceComponent=navbar_search&amp;searchid=65c20a2df6c35068130749eb" text:style-name="ListLabel_20_1" text:visited-style-name="ListLabel_20_1"><text:span text:style-name="T2">Stéphane Fischer</text:span></text:a></text:p>
      <text:p text:style-name="Standard">spécialiste IA <text:s text:c="2"/><text:a xlink:type="simple" xlink:href="https://www.malt.fr/profile/vincentrenard?administrativeAreaLevel1=Nouvelle-Aquitaine&amp;administrativeAreaLevel1Code=Nouvelle-Aquitaine&amp;administrativeAreaLevel2=Gironde&amp;city=Bordeaux&amp;country=France&amp;countryCode=FR&amp;lat=44.842411&amp;lon=-0.570437&amp;q=specialist+IA&amp;location=Bordeaux,+France&amp;sourceComponent=navbar_search_expanded&amp;priceFilter=120,810&amp;exp=&amp;searchid=65c20d95f6c35068130ac98c" text:style-name="ListLabel_20_1" text:visited-style-name="ListLabel_20_1"><text:span text:style-name="T2"><text:s/></text:span></text:a><text:a xlink:type="simple" xlink:href="https://www.malt.fr/profile/vincentrenard?administrativeAreaLevel1=Nouvelle-Aquitaine&amp;administrativeAreaLevel1Code=Nouvelle-Aquitaine&amp;administrativeAreaLevel2=Gironde&amp;city=Bordeaux&amp;country=France&amp;countryCode=FR&amp;lat=44.842411&amp;lon=-0.570437&amp;q=specialist+IA&amp;location=Bordeaux,+France&amp;sourceComponent=navbar_search_expanded&amp;priceFilter=120,810&amp;exp=&amp;searchid=65c20d95f6c35068130ac98c" text:style-name="ListLabel_20_2" text:visited-style-name="ListLabel_20_2"><text:span text:style-name="T3">Vincent Renard</text:span></text:a></text:p>
      <text:p text:style-name="Standard"><text:s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1155cc" fo:font-size="14pt" style:text-underline-style="solid" style:text-underline-width="auto" style:text-underline-color="font-color" style:font-size-asian="14pt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35" meta:word-count="251" meta:character-count="2029" meta:non-whitespace-character-count="1690"/>
    <meta:generator>LibreOfficeDev/6.0.5.2$Linux_X86_64 LibreOffice_project/</meta:generator>
  </office:meta>
</office:document-meta>
</file>